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Runner.ForrestRunner( String working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restRunner.run( IProgressMonitor monito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ForrestRunn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restRunner.openBrowser( IProgressMonitor moni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